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======</text:span></text:p>
      <text:p text:style-name="P1"><text:span text:style-name="T1"><text:tab/><text:tab/><text:tab/><text:tab/>DataFrame--GroupBy</text:span></text:p>
      <text:p text:style-name="P1"><text:span text:style-name="T1"><text:tab/>==================================================</text:span></text:p>
      <text:p text:style-name="P1"><text:span text:style-name="T1">=&gt;The Group By mechanism in the Pandas provides a way to break a DataFrame into different groups or chunks based on the values of single or multiple columns.</text:span></text:p>
      <text:p text:style-name="P1"><text:span text:style-name="T1">=&gt;Let’s understand with some examples.</text:span></text:p>
      <text:p text:style-name="P1"><text:span text:style-name="T1">=&gt;Assume we have a DataFrame,</text:span></text:p>
      <text:p text:style-name="P1"><text:span text:style-name="T1">----------------------------------------------------------------------------------------------------</text:span></text:p>
      <text:p text:style-name="P1"><text:span text:style-name="T1"><text:s/>ID <text:s text:c="4"/>Name<text:tab/>Age <text:s text:c="3"/>City <text:s text:c="8"/>Experience</text:span></text:p>
      <text:p text:style-name="P1"><text:span text:style-name="T1">----------------------------------------------------------------------------------------------------</text:span></text:p>
      <text:p text:style-name="P1"><text:span text:style-name="T1">11 <text:s text:c="4"/>Jack <text:s text:c="7"/>44 <text:s text:c="4"/>Sydney <text:s text:c="9"/>19</text:span></text:p>
      <text:p text:style-name="P1"><text:span text:style-name="T1">12 <text:s text:c="4"/>Riti <text:s text:c="9"/>41 <text:s text:c="4"/>Delhi <text:s text:c="14"/>17</text:span></text:p>
      <text:p text:style-name="P1"><text:span text:style-name="T1">13 <text:s text:c="4"/>Aadi <text:s text:c="7"/>46 <text:s text:c="4"/>Mumbai <text:s text:c="9"/>11</text:span></text:p>
      <text:p text:style-name="P1"><text:span text:style-name="T1">14 <text:s text:c="3"/>Mohit <text:s text:c="6"/>45 <text:s text:c="4"/>Delhi <text:s text:c="14"/>15</text:span></text:p>
      <text:p text:style-name="P1"><text:span text:style-name="T1">15 <text:s text:c="3"/>Veena <text:s text:c="5"/>43 <text:s text:c="4"/>Delhi <text:s text:c="14"/>14</text:span></text:p>
      <text:p text:style-name="P1"><text:span text:style-name="T1">16 <text:s/>Shaunak <text:s text:c="2"/>42 <text:s text:c="4"/>Mumbai <text:s text:c="9"/>17</text:span></text:p>
      <text:p text:style-name="P1"><text:span text:style-name="T1">17 <text:s text:c="3"/>Manik <text:s text:c="5"/>42 <text:s text:c="4"/>Sydney <text:s text:c="10"/>14</text:span></text:p>
      <text:p text:style-name="P1"><text:span text:style-name="T1">18 <text:s text:c="3"/>Vikas <text:s text:c="6"/>42 <text:s text:c="4"/>Delhi <text:s text:c="14"/>11</text:span></text:p>
      <text:p text:style-name="P1"><text:span text:style-name="T1">19 <text:s text:c="3"/>Samir <text:s text:c="5"/>42 <text:s text:c="4"/>Mumbai <text:s text:c="9"/>15</text:span></text:p>
      <text:p text:style-name="P1"><text:span text:style-name="T1">20 <text:s/>Shobhit <text:s text:c="4"/>40 <text:s text:c="4"/>Sydney <text:s text:c="9"/>12</text:span></text:p>
      <text:p text:style-name="P1"><text:span text:style-name="T1">----------------------------------------------------------------------------------------------------</text:span></text:p>
      <text:p text:style-name="P1"><text:soft-page-break/><text:span text:style-name="T1">=&gt;This DataFrame has a column ‘City’ which has three unique values like, “Delhi”, “Mumbai” and “Sydney”. We want to create different groups out of this DataFrame based on the column “City” values. </text:span></text:p>
      <text:p text:style-name="P1"><text:span text:style-name="T1">=&gt;As this column has only three unique values, so there will be three different groups.</text:span></text:p>
      <text:p text:style-name="P1"><text:span text:style-name="T1">=&gt;Group 1 will contain all the rows for which column “City” has the value “Delhi” i.e.</text:span></text:p>
      <text:p text:style-name="P1"><text:span text:style-name="T1">----------------------------------------------------------------------------------------------------</text:span></text:p>
      <text:p text:style-name="P1"><text:span text:style-name="T1">ID<text:tab/>Name <text:s/>Age <text:s text:c="2"/>City <text:s text:c="5"/>Experience</text:span></text:p>
      <text:p text:style-name="P1"><text:span text:style-name="T1">----------------------------------------------------------------------------------------------------</text:span></text:p>
      <text:p text:style-name="P1"><text:span text:style-name="T1">12 <text:s text:c="2"/>Riti <text:s text:c="6"/>41 <text:s text:c="4"/>Delhi <text:s text:c="9"/>17</text:span></text:p>
      <text:p text:style-name="P1"><text:span text:style-name="T1">14 <text:s text:c="2"/>Mohit <text:s text:c="2"/>45 <text:s text:c="4"/>Delhi <text:s text:c="9"/>15</text:span></text:p>
      <text:p text:style-name="P1"><text:span text:style-name="T1">15 <text:s text:c="2"/>Veena <text:s/>43 <text:s text:c="4"/>Delhi <text:s text:c="9"/>14</text:span></text:p>
      <text:p text:style-name="P1"><text:span text:style-name="T1">18 <text:s text:c="2"/>Vikas <text:s text:c="2"/>42 <text:s text:c="4"/>Delhi <text:s text:c="9"/>11</text:span></text:p>
      <text:p text:style-name="P1"><text:span text:style-name="T1">----------------------------------------------------------------------------------------------------</text:span></text:p>
      <text:p text:style-name="P1"><text:span text:style-name="T1">Group 2 will contain all the rows for which column “City” has the value “Mumbai” i.e.</text:span></text:p>
      <text:p text:style-name="P1"><text:span text:style-name="T1">----------------------------------------------------------------------------------------------------</text:span></text:p>
      <text:p text:style-name="P1"><text:span text:style-name="T1">ID <text:s text:c="4"/>Name <text:s text:c="6"/>Age <text:s text:c="6"/>City<text:tab/> <text:s text:c="10"/>Experience</text:span></text:p>
      <text:p text:style-name="P1"><text:span text:style-name="T1">----------------------------------------------------------------------------------------------------</text:span></text:p>
      <text:p text:style-name="P1"><text:span text:style-name="T1">13 <text:s text:c="4"/>Aadi <text:s text:c="9"/>46 <text:s text:c="7"/>Mumbai <text:s text:c="11"/>11</text:span></text:p>
      <text:p text:style-name="P1"><text:span text:style-name="T1">16 <text:s text:c="3"/>Shaunak <text:s text:c="2"/>42 <text:s text:c="8"/>Mumbai <text:s text:c="10"/>17</text:span></text:p>
      <text:p text:style-name="P1"><text:span text:style-name="T1">19 <text:s text:c="3"/>Samir <text:s text:c="7"/>42 <text:s text:c="8"/>Mumbai <text:s text:c="10"/>15</text:span></text:p>
      <text:p text:style-name="P1"><text:span text:style-name="T1">----------------------------------------------------------------------------------------------------</text:span></text:p>
      <text:p text:style-name="P2"/>
      <text:p text:style-name="P1"><text:span text:style-name="T1">Group 3 will contain all the rows for which column “City” has the value “Sydney” i.e.</text:span></text:p>
      <text:p text:style-name="P2"><text:soft-page-break/></text:p>
      <text:p text:style-name="P1"><text:span text:style-name="T1">ID <text:s text:c="4"/>Name <text:s/>Age <text:s text:c="3"/>City <text:s text:c="6"/>Experience</text:span></text:p>
      <text:p text:style-name="P1"><text:span text:style-name="T1">11 <text:s text:c="4"/>Jack <text:s text:c="2"/>44 <text:s text:c="4"/>Sydney <text:s text:c="9"/>19</text:span></text:p>
      <text:p text:style-name="P1"><text:span text:style-name="T1">17 <text:s text:c="3"/>Manik <text:s text:c="2"/>42 <text:s text:c="3"/>Sydney <text:s text:c="9"/>14</text:span></text:p>
      <text:p text:style-name="P1"><text:span text:style-name="T1">20 <text:s/>Shobhit <text:s text:c="2"/>40 <text:s text:c="2"/>Sydney <text:s text:c="9"/>12</text:span></text:p>
      <text:p text:style-name="P2"/>
      <text:p text:style-name="P1"><text:span text:style-name="T1">--------------------------------------------------------------------------------------------------------</text:span></text:p>
      <text:p text:style-name="P1"><text:span text:style-name="T1">DataFrame.groupby() method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DataFrame’s groupby() method accepts column names as arguments. Based on the column values, it creates several groups and returns a DataFrameGroupBy object that contains information about these groups.</text:span></text:p>
      <text:p text:style-name="P2"/>
      <text:p text:style-name="P1"><text:span text:style-name="T1">For example, let’s create groups based on the column “City”,</text:span></text:p>
      <text:p text:style-name="P2"/>
      <text:p text:style-name="P1"><text:span text:style-name="T1"># Create Groups based on values in column 'city'</text:span></text:p>
      <text:p text:style-name="P1"><text:span text:style-name="T1">groupObj = df.groupby('City')</text:span></text:p>
      <text:p text:style-name="P1"><text:span text:style-name="T1">print(groupObj)</text:span></text:p>
      <text:p text:style-name="P1"><text:span text:style-name="T1">-------------</text:span></text:p>
      <text:p text:style-name="P1"><text:span text:style-name="T1">Output</text:span></text:p>
      <text:p text:style-name="P1"><text:span text:style-name="T1">-------------</text:span></text:p>
      <text:p text:style-name="P1"><text:span text:style-name="T1">&lt;pandas.core.groupby.generic.DataFrameGroupBy object at 0x000002895CA14048&gt;</text:span></text:p>
      <text:p text:style-name="P2"/>
      <text:p text:style-name="P1"><text:soft-page-break/><text:span text:style-name="T1">The groupby() function created three groups because column ‘City’ has three unique values. It returned a DataFrameGroupBy object with information regarding all three groups.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Iterate over all the DataFrame Groups</text:span></text:p>
      <text:p text:style-name="P1"><text:span text:style-name="T1">--------------------------------------------------------------------------------------------------------DataFrame’s groupby() function returns a DataFrameGroupBy object, which contains the information of all the groups. The DataFrameGroupBy is an iterable object. It means using a for loop, we can iterate over all the created Groups,</text:span></text:p>
      <text:p text:style-name="P2"/>
      <text:p text:style-name="P1"><text:span text:style-name="T1"># Iterate over all the groups</text:span></text:p>
      <text:p text:style-name="P1"><text:span text:style-name="T1">for grpName, rows in df.groupby('City'):</text:span></text:p>
      <text:p text:style-name="P1"><text:span text:style-name="T1"><text:tab/></text:span></text:p>
      <text:p text:style-name="P1"><text:span text:style-name="T1"><text:s text:c="4"/>print("Group Name: ", grpName)</text:span></text:p>
      <text:p text:style-name="P1"><text:span text:style-name="T1"><text:s text:c="4"/>print('Group Content: ')</text:span></text:p>
      <text:p text:style-name="P1"><text:span text:style-name="T1"><text:s text:c="4"/>print(rows)</text:span></text:p>
      <text:p text:style-name="P1"><text:span text:style-name="T1">------------------------------</text:span></text:p>
      <text:p text:style-name="P1"><text:span text:style-name="T1">Output:</text:span></text:p>
      <text:p text:style-name="P1"><text:span text:style-name="T1">-------------------------------------------------</text:span></text:p>
      <text:p text:style-name="P1"><text:span text:style-name="T1">Group Name: <text:s/>Delhi</text:span></text:p>
      <text:p text:style-name="P1"><text:span text:style-name="T1">Group Content: </text:span></text:p>
      <text:p text:style-name="P1"><text:span text:style-name="T1"><text:s text:c="5"/>Name <text:s/>Age <text:s text:c="2"/>City <text:s/>Experience</text:span></text:p>
      <text:p text:style-name="P1"><text:span text:style-name="T1">ID</text:span></text:p>
      <text:p text:style-name="P1"><text:span text:style-name="T1">12 <text:s text:c="2"/>Riti <text:s text:c="2"/>41 <text:s/>Delhi <text:s text:c="9"/>17</text:span></text:p>
      <text:p text:style-name="P1"><text:span text:style-name="T1">14 <text:s/>Mohit <text:s text:c="2"/>45 <text:s/>Delhi <text:s text:c="9"/>15</text:span></text:p>
      <text:p text:style-name="P1"><text:span text:style-name="T1">15 <text:s/>Veena <text:s text:c="2"/>43 <text:s/>Delhi <text:s text:c="9"/>14</text:span></text:p>
      <text:p text:style-name="P1"><text:soft-page-break/><text:span text:style-name="T1">18 <text:s/>Vikas <text:s text:c="2"/>42 <text:s/>Delhi <text:s text:c="9"/>11</text:span></text:p>
      <text:p text:style-name="P1"><text:span text:style-name="T1">Group Name: <text:s/>Mumbai</text:span></text:p>
      <text:p text:style-name="P1"><text:span text:style-name="T1">Group Content: </text:span></text:p>
      <text:p text:style-name="P1"><text:span text:style-name="T1"><text:s text:c="7"/>Name <text:s/>Age <text:s text:c="3"/>City <text:s/>Experience</text:span></text:p>
      <text:p text:style-name="P1"><text:span text:style-name="T1">ID</text:span></text:p>
      <text:p text:style-name="P1"><text:span text:style-name="T1">13 <text:s text:c="4"/>Aadi <text:s text:c="2"/>46 <text:s/>Mumbai <text:s text:c="9"/>11</text:span></text:p>
      <text:p text:style-name="P1"><text:span text:style-name="T1">16 <text:s/>Shaunak <text:s text:c="2"/>42 <text:s/>Mumbai <text:s text:c="9"/>17</text:span></text:p>
      <text:p text:style-name="P1"><text:span text:style-name="T1">19 <text:s text:c="3"/>Samir <text:s text:c="2"/>42 <text:s/>Mumbai <text:s text:c="9"/>15</text:span></text:p>
      <text:p text:style-name="P1"><text:span text:style-name="T1">Group Name: <text:s/>Sydney</text:span></text:p>
      <text:p text:style-name="P1"><text:span text:style-name="T1">Group Content: </text:span></text:p>
      <text:p text:style-name="P1"><text:span text:style-name="T1"><text:s text:c="7"/>Name <text:s/>Age <text:s text:c="3"/>City <text:s/>Experience</text:span></text:p>
      <text:p text:style-name="P1"><text:span text:style-name="T1">ID</text:span></text:p>
      <text:p text:style-name="P1"><text:span text:style-name="T1">11 <text:s text:c="4"/>Jack <text:s text:c="2"/>44 <text:s/>Sydney <text:s text:c="9"/>19</text:span></text:p>
      <text:p text:style-name="P1"><text:span text:style-name="T1">17 <text:s text:c="3"/>Manik <text:s text:c="2"/>42 <text:s/>Sydney <text:s text:c="9"/>14</text:span></text:p>
      <text:p text:style-name="P1"><text:span text:style-name="T1">20 <text:s/>Shobhit <text:s text:c="2"/>40 <text:s/>Sydney <text:s text:c="9"/>12</text:span></text:p>
      <text:p text:style-name="P2"/>
      <text:p text:style-name="P1"><text:span text:style-name="T1">--------------------------------------------------------------------------------------------------------</text:span></text:p>
      <text:p text:style-name="P1"><text:span text:style-name="T1">Get first row of each Group</text:span></text:p>
      <text:p text:style-name="P1"><text:span text:style-name="T1">--------------------------------------------------------------------------------------------------------=&gt;DataFrame’s groupby() function returns a DataFrameGroupBy object, which contains the information of all the groups. The DataFrameGroupBy object also provides a function first(), and it returns a DataFrame containing the first row of each of the Group. 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Get nth <text:s/>row of each Group</text:span></text:p>
      <text:p text:style-name="P1"><text:soft-page-break/><text:span text:style-name="T1">--------------------------------------------------------------------------------------------------------</text:span></text:p>
      <text:p text:style-name="P1"><text:span text:style-name="T1">=&gt;he DataFrameGroupBy object also provides a function nth() f is used to get the value corresponding the nth row for each group. To get the first value in a group, pass 0 as an argument to the nth() function.</text:span></text:p>
      <text:p text:style-name="P1"><text:span text:style-name="T1">-----------------------------</text:span></text:p>
      <text:p text:style-name="P1"><text:span text:style-name="T1">For example</text:span></text:p>
      <text:p text:style-name="P1"><text:span text:style-name="T1">-----------------------------</text:span></text:p>
      <text:p text:style-name="P1"><text:span text:style-name="T1"># Get first row of each group</text:span></text:p>
      <text:p text:style-name="P1"><text:span text:style-name="T1">firstRowDf = df.groupby('City').first()</text:span></text:p>
      <text:p text:style-name="P1"><text:span text:style-name="T1">print(firstRowDf)</text:span></text:p>
      <text:p text:style-name="P1"><text:span text:style-name="T1">---------------------------------</text:span></text:p>
      <text:p text:style-name="P1"><text:span text:style-name="T1">Output:</text:span></text:p>
      <text:p text:style-name="P1"><text:span text:style-name="T1">---------------------------------</text:span></text:p>
      <text:p text:style-name="P1"><text:span text:style-name="T1"><text:s text:c="8"/>Name <text:s/>Age <text:s/>Experience</text:span></text:p>
      <text:p text:style-name="P1"><text:span text:style-name="T1">City</text:span></text:p>
      <text:p text:style-name="P1"><text:span text:style-name="T1">Delhi <text:s text:c="2"/>Riti <text:s text:c="2"/>41 <text:s text:c="9"/>17</text:span></text:p>
      <text:p text:style-name="P1"><text:span text:style-name="T1">Mumbai <text:s/>Aadi <text:s text:c="2"/>46 <text:s text:c="9"/>11</text:span></text:p>
      <text:p text:style-name="P1"><text:span text:style-name="T1">Sydney <text:s/>Jack <text:s text:c="2"/>44 <text:s text:c="9"/>19</text:span></text:p>
      <text:p text:style-name="P1"><text:span text:style-name="T1">There were three unique values in the column “City”, therefore 3 groups were created. The first() function fetched the first row of each of the Group and returned a DataFrame populated with that. The returned DataFrame has a row for each of the city and it is the first row from each of the city groups.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Get the count of number of DataFrame Groups</text:span></text:p>
      <text:p text:style-name="P1"><text:span text:style-name="T1">--------------------------------------------------------------------------------------------------------</text:span></text:p>
      <text:p text:style-name="P1"><text:span text:style-name="T1">The DataFrameGroupBy object also provides a function size(), and it returns the count of rows in each of the groups created by the groupby() function. For example,</text:span></text:p>
      <text:p text:style-name="P2"><text:soft-page-break/></text:p>
      <text:p text:style-name="P1"><text:span text:style-name="T1"># Get the size of DataFrame groups</text:span></text:p>
      <text:p text:style-name="P1"><text:span text:style-name="T1">print(df.groupby('City').size())</text:span></text:p>
      <text:p text:style-name="P1"><text:span text:style-name="T1">----------------</text:span></text:p>
      <text:p text:style-name="P1"><text:span text:style-name="T1">Output:</text:span></text:p>
      <text:p text:style-name="P1"><text:span text:style-name="T1">----------------</text:span></text:p>
      <text:p text:style-name="P1"><text:span text:style-name="T1">Delhi <text:s text:c="8"/>4</text:span></text:p>
      <text:p text:style-name="P1"><text:span text:style-name="T1">Mumbai <text:s text:c="3"/>3</text:span></text:p>
      <text:p text:style-name="P1"><text:span text:style-name="T1">Sydney <text:s text:c="4"/>3</text:span></text:p>
      <text:p text:style-name="P1"><text:span text:style-name="T1">dtype: int64</text:span></text:p>
      <text:p text:style-name="P1"><text:span text:style-name="T1">As there were three unique values in the column “City”, therefore 3 groups were created by groupby() function. The size() function returned a Series containing the count of number of rows for each of the group.</text:span></text:p>
      <text:p text:style-name="P1"><text:span text:style-name="T1">=================================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8" meta:word-count="772" meta:character-count="7385" meta:non-whitespace-character-count="5975"/>
    <meta:generator>LibreOfficeDev/6.0.5.2$Linux_X86_64 LibreOffice_project/</meta:generator>
  </office:meta>
</office:document-meta>
</file>